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/>count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time/count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59077" calcext:value-type="float">
            <text:p>15159077</text:p>
          </table:table-cell>
          <table:table-cell table:formula="of:=[.B2]/[.A2]" office:value-type="float" office:value="19509.7516087516" calcext:value-type="float">
            <text:p>19509,751608751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1438752" calcext:value-type="float">
            <text:p>31438752</text:p>
          </table:table-cell>
          <table:table-cell table:formula="of:=[.B3]/[.A3]" office:value-type="float" office:value="22077.7752808989" calcext:value-type="float">
            <text:p>22077,77528089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8701541" calcext:value-type="float">
            <text:p>28701541</text:p>
          </table:table-cell>
          <table:table-cell table:formula="of:=[.B4]/[.A4]" office:value-type="float" office:value="22078.1084615385" calcext:value-type="float">
            <text:p>22078,108461538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8880677" calcext:value-type="float">
            <text:p>18880677</text:p>
          </table:table-cell>
          <table:table-cell table:formula="of:=[.B5]/[.A5]" office:value-type="float" office:value="20679.8214676889" calcext:value-type="float">
            <text:p>20679,821467688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4887187" calcext:value-type="float">
            <text:p>44887187</text:p>
          </table:table-cell>
          <table:table-cell table:formula="of:=[.B6]/[.A6]" office:value-type="float" office:value="33200.5821005917" calcext:value-type="float">
            <text:p>33200,582100591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0729925" calcext:value-type="float">
            <text:p>50729925</text:p>
          </table:table-cell>
          <table:table-cell table:formula="of:=[.B7]/[.A7]" office:value-type="float" office:value="31276.1559802713" calcext:value-type="float">
            <text:p>31276,1559802713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503075158" calcext:value-type="float">
            <text:p>503075158</text:p>
          </table:table-cell>
          <table:table-cell table:formula="of:=[.B8]/[.A8]" office:value-type="float" office:value="116506.521074572" calcext:value-type="float">
            <text:p>116506,521074572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507644458" calcext:value-type="float">
            <text:p>507644458</text:p>
          </table:table-cell>
          <table:table-cell table:formula="of:=[.B9]/[.A9]" office:value-type="float" office:value="117892.349744543" calcext:value-type="float">
            <text:p>117892,3497445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246079" calcext:value-type="float">
            <text:p>8246079</text:p>
          </table:table-cell>
          <table:table-cell table:formula="of:=[.B10]/[.A10]" office:value-type="float" office:value="28731.9825783972" calcext:value-type="float">
            <text:p>28731,98257839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324465" calcext:value-type="float">
            <text:p>8324465</text:p>
          </table:table-cell>
          <table:table-cell table:formula="of:=[.B11]/[.A11]" office:value-type="float" office:value="28508.4417808219" calcext:value-type="float">
            <text:p>28508,44178082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688338" calcext:value-type="float">
            <text:p>10688338</text:p>
          </table:table-cell>
          <table:table-cell table:formula="of:=[.B12]/[.A12]" office:value-type="float" office:value="24514.5366972477" calcext:value-type="float">
            <text:p>24514,53669724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71668" calcext:value-type="float">
            <text:p>6171668</text:p>
          </table:table-cell>
          <table:table-cell table:formula="of:=[.B13]/[.A13]" office:value-type="float" office:value="33724.9617486339" calcext:value-type="float">
            <text:p>33724,961748633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608193" calcext:value-type="float">
            <text:p>8608193</text:p>
          </table:table-cell>
          <table:table-cell table:formula="of:=[.B14]/[.A14]" office:value-type="float" office:value="22186.0644329897" calcext:value-type="float">
            <text:p>22186,0644329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8610" calcext:value-type="float">
            <text:p>268610</text:p>
          </table:table-cell>
          <table:table-cell table:formula="of:=[.B15]/[.A15]" office:value-type="float" office:value="67152.5" calcext:value-type="float">
            <text:p>6715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0601" calcext:value-type="float">
            <text:p>2390601</text:p>
          </table:table-cell>
          <table:table-cell table:formula="of:=[.B16]/[.A16]" office:value-type="float" office:value="39843.35" calcext:value-type="float">
            <text:p>39843,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85050" calcext:value-type="float">
            <text:p>4285050</text:p>
          </table:table-cell>
          <table:table-cell table:formula="of:=[.B17]/[.A17]" office:value-type="float" office:value="59514.5833333333" calcext:value-type="float">
            <text:p>59514,58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92380" calcext:value-type="float">
            <text:p>2292380</text:p>
          </table:table-cell>
          <table:table-cell table:formula="of:=[.B18]/[.A18]" office:value-type="float" office:value="34214.6268656716" calcext:value-type="float">
            <text:p>34214,6268656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86222" calcext:value-type="float">
            <text:p>3886222</text:p>
          </table:table-cell>
          <table:table-cell table:formula="of:=[.B19]/[.A19]" office:value-type="float" office:value="53975.3055555556" calcext:value-type="float">
            <text:p>53975,3055555556</text:p>
          </table:table-cell>
        </table:table-row>
        <table:table-row table:style-name="ro1">
          <table:table-cell office:value-type="float" office:value="111164" calcext:value-type="float">
            <text:p>111164</text:p>
          </table:table-cell>
          <table:table-cell office:value-type="float" office:value="42007319872" calcext:value-type="float">
            <text:p>42007319872</text:p>
          </table:table-cell>
          <table:table-cell table:formula="of:=[.B20]/[.A20]" office:value-type="float" office:value="377886.005109568" calcext:value-type="float">
            <text:p>377886,0051095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23686" calcext:value-type="float">
            <text:p>10023686</text:p>
          </table:table-cell>
          <table:table-cell table:formula="of:=[.B21]/[.A21]" office:value-type="float" office:value="33636.5302013423" calcext:value-type="float">
            <text:p>33636,5302013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6877" calcext:value-type="float">
            <text:p>746877</text:p>
          </table:table-cell>
          <table:table-cell table:formula="of:=[.B22]/[.A22]" office:value-type="float" office:value="35565.5714285714" calcext:value-type="float">
            <text:p>35565,57142857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9030" calcext:value-type="float">
            <text:p>659030</text:p>
          </table:table-cell>
          <table:table-cell table:formula="of:=[.B23]/[.A23]" office:value-type="float" office:value="31382.380952381" calcext:value-type="float">
            <text:p>31382,38095238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0100100" calcext:value-type="float">
            <text:p>30100100</text:p>
          </table:table-cell>
          <table:table-cell table:formula="of:=[.B24]/[.A24]" office:value-type="float" office:value="27870.462962963" calcext:value-type="float">
            <text:p>27870,462962963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471743651" calcext:value-type="float">
            <text:p>471743651</text:p>
          </table:table-cell>
          <table:table-cell table:formula="of:=[.B25]/[.A25]" office:value-type="float" office:value="121177.408425379" calcext:value-type="float">
            <text:p>121177,408425379</text:p>
          </table:table-cell>
        </table:table-row>
        <table:table-row table:style-name="ro1">
          <table:table-cell office:value-type="float" office:value="12819" calcext:value-type="float">
            <text:p>12819</text:p>
          </table:table-cell>
          <table:table-cell office:value-type="float" office:value="1884101638" calcext:value-type="float">
            <text:p>1884101638</text:p>
          </table:table-cell>
          <table:table-cell table:formula="of:=[.B26]/[.A26]" office:value-type="float" office:value="146977.271081988" calcext:value-type="float">
            <text:p>146977,271081988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1193724546" calcext:value-type="float">
            <text:p>1193724546</text:p>
          </table:table-cell>
          <table:table-cell table:formula="of:=[.B27]/[.A27]" office:value-type="float" office:value="125128.359119497" calcext:value-type="float">
            <text:p>125128,35911949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1023924" calcext:value-type="float">
            <text:p>51023924</text:p>
          </table:table-cell>
          <table:table-cell table:formula="of:=[.B28]/[.A28]" office:value-type="float" office:value="46217.3224637681" calcext:value-type="float">
            <text:p>46217,3224637681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07183563" calcext:value-type="float">
            <text:p>107183563</text:p>
          </table:table-cell>
          <table:table-cell table:formula="of:=[.B29]/[.A29]" office:value-type="float" office:value="42976.5689655172" calcext:value-type="float">
            <text:p>42976,5689655172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02832176" calcext:value-type="float">
            <text:p>102832176</text:p>
          </table:table-cell>
          <table:table-cell table:formula="of:=[.B30]/[.A30]" office:value-type="float" office:value="40028.0949785909" calcext:value-type="float">
            <text:p>40028,0949785909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17573946" calcext:value-type="float">
            <text:p>117573946</text:p>
          </table:table-cell>
          <table:table-cell table:formula="of:=[.B31]/[.A31]" office:value-type="float" office:value="43417.2621861152" calcext:value-type="float">
            <text:p>43417,2621861152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158966193" calcext:value-type="float">
            <text:p>158966193</text:p>
          </table:table-cell>
          <table:table-cell table:formula="of:=[.B32]/[.A32]" office:value-type="float" office:value="44628.3528916339" calcext:value-type="float">
            <text:p>44628,3528916339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54903502" calcext:value-type="float">
            <text:p>54903502</text:p>
          </table:table-cell>
          <table:table-cell table:formula="of:=[.B33]/[.A33]" office:value-type="float" office:value="22905.090529829" calcext:value-type="float">
            <text:p>22905,09052982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5936182" calcext:value-type="float">
            <text:p>45936182</text:p>
          </table:table-cell>
          <table:table-cell table:formula="of:=[.B34]/[.A34]" office:value-type="float" office:value="24369.3273209549" calcext:value-type="float">
            <text:p>24369,3273209549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58138174" calcext:value-type="float">
            <text:p>58138174</text:p>
          </table:table-cell>
          <table:table-cell table:formula="of:=[.B35]/[.A35]" office:value-type="float" office:value="22880.0369933097" calcext:value-type="float">
            <text:p>22880,036993309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118184" calcext:value-type="float">
            <text:p>23118184</text:p>
          </table:table-cell>
          <table:table-cell table:formula="of:=[.B36]/[.A36]" office:value-type="float" office:value="33311.5043227666" calcext:value-type="float">
            <text:p>33311,504322766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159158" calcext:value-type="float">
            <text:p>24159158</text:p>
          </table:table-cell>
          <table:table-cell table:formula="of:=[.B37]/[.A37]" office:value-type="float" office:value="33369.0027624309" calcext:value-type="float">
            <text:p>33369,002762430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4177722" calcext:value-type="float">
            <text:p>54177722</text:p>
          </table:table-cell>
          <table:table-cell table:formula="of:=[.B38]/[.A38]" office:value-type="float" office:value="29253.6295896328" calcext:value-type="float">
            <text:p>29253,62958963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408721" calcext:value-type="float">
            <text:p>24408721</text:p>
          </table:table-cell>
          <table:table-cell table:formula="of:=[.B39]/[.A39]" office:value-type="float" office:value="26245.9365591398" calcext:value-type="float">
            <text:p>26245,936559139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2211358" calcext:value-type="float">
            <text:p>42211358</text:p>
          </table:table-cell>
          <table:table-cell table:formula="of:=[.B40]/[.A40]" office:value-type="float" office:value="29979.6576704545" calcext:value-type="float">
            <text:p>29979,657670454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747472" calcext:value-type="float">
            <text:p>25747472</text:p>
          </table:table-cell>
          <table:table-cell table:formula="of:=[.B41]/[.A41]" office:value-type="float" office:value="26960.7036649215" calcext:value-type="float">
            <text:p>26960,70366492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17801" calcext:value-type="float">
            <text:p>6717801</text:p>
          </table:table-cell>
          <table:table-cell table:formula="of:=[.B42]/[.A42]" office:value-type="float" office:value="26871.204" calcext:value-type="float">
            <text:p>26871,20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8005895" calcext:value-type="float">
            <text:p>18005895</text:p>
          </table:table-cell>
          <table:table-cell table:formula="of:=[.B43]/[.A43]" office:value-type="float" office:value="28046.5654205607" calcext:value-type="float">
            <text:p>28046,56542056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568395" calcext:value-type="float">
            <text:p>5568395</text:p>
          </table:table-cell>
          <table:table-cell table:formula="of:=[.B44]/[.A44]" office:value-type="float" office:value="29777.513368984" calcext:value-type="float">
            <text:p>29777,51336898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1174931" calcext:value-type="float">
            <text:p>21174931</text:p>
          </table:table-cell>
          <table:table-cell table:formula="of:=[.B45]/[.A45]" office:value-type="float" office:value="27393.1836998706" calcext:value-type="float">
            <text:p>27393,183699870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500756" calcext:value-type="float">
            <text:p>9500756</text:p>
          </table:table-cell>
          <table:table-cell table:formula="of:=[.B46]/[.A46]" office:value-type="float" office:value="21941.6997690531" calcext:value-type="float">
            <text:p>21941,699769053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1410110" calcext:value-type="float">
            <text:p>21410110</text:p>
          </table:table-cell>
          <table:table-cell table:formula="of:=[.B47]/[.A47]" office:value-type="float" office:value="25099.7772567409" calcext:value-type="float">
            <text:p>25099,777256740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366953" calcext:value-type="float">
            <text:p>22366953</text:p>
          </table:table-cell>
          <table:table-cell table:formula="of:=[.B48]/[.A48]" office:value-type="float" office:value="26160.1789473684" calcext:value-type="float">
            <text:p>26160,178947368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8912698" calcext:value-type="float">
            <text:p>28912698</text:p>
          </table:table-cell>
          <table:table-cell table:formula="of:=[.B49]/[.A49]" office:value-type="float" office:value="32268.6361607143" calcext:value-type="float">
            <text:p>32268,636160714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56444716" calcext:value-type="float">
            <text:p>56444716</text:p>
          </table:table-cell>
          <table:table-cell table:formula="of:=[.B50]/[.A50]" office:value-type="float" office:value="29306.7061266874" calcext:value-type="float">
            <text:p>29306,70612668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997578" calcext:value-type="float">
            <text:p>7997578</text:p>
          </table:table-cell>
          <table:table-cell table:formula="of:=[.B51]/[.A51]" office:value-type="float" office:value="35544.7911111111" calcext:value-type="float">
            <text:p>35544,79111111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09345" calcext:value-type="float">
            <text:p>9209345</text:p>
          </table:table-cell>
          <table:table-cell table:formula="of:=[.B52]/[.A52]" office:value-type="float" office:value="32541.8551236749" calcext:value-type="float">
            <text:p>32541,85512367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401552" calcext:value-type="float">
            <text:p>11401552</text:p>
          </table:table-cell>
          <table:table-cell table:formula="of:=[.B53]/[.A53]" office:value-type="float" office:value="31151.781420765" calcext:value-type="float">
            <text:p>31151,781420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9299" calcext:value-type="float">
            <text:p>779299</text:p>
          </table:table-cell>
          <table:table-cell table:formula="of:=[.B54]/[.A54]" office:value-type="float" office:value="41015.7368421053" calcext:value-type="float">
            <text:p>41015,736842105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4997428" calcext:value-type="float">
            <text:p>64997428</text:p>
          </table:table-cell>
          <table:table-cell table:formula="of:=[.B55]/[.A55]" office:value-type="float" office:value="36190.1046770601" calcext:value-type="float">
            <text:p>36190,104677060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92549795" calcext:value-type="float">
            <text:p>92549795</text:p>
          </table:table-cell>
          <table:table-cell table:formula="of:=[.B56]/[.A56]" office:value-type="float" office:value="33814.3204238217" calcext:value-type="float">
            <text:p>33814,320423821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97746530" calcext:value-type="float">
            <text:p>97746530</text:p>
          </table:table-cell>
          <table:table-cell table:formula="of:=[.B57]/[.A57]" office:value-type="float" office:value="35223.9747747748" calcext:value-type="float">
            <text:p>35223,9747747748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8147707" calcext:value-type="float">
            <text:p>68147707</text:p>
          </table:table-cell>
          <table:table-cell table:formula="of:=[.B58]/[.A58]" office:value-type="float" office:value="31404.4732718894" calcext:value-type="float">
            <text:p>31404,473271889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408627" calcext:value-type="float">
            <text:p>12408627</text:p>
          </table:table-cell>
          <table:table-cell table:formula="of:=[.B59]/[.A59]" office:value-type="float" office:value="28591.3064516129" calcext:value-type="float">
            <text:p>28591,30645161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229679" calcext:value-type="float">
            <text:p>12229679</text:p>
          </table:table-cell>
          <table:table-cell table:formula="of:=[.B60]/[.A60]" office:value-type="float" office:value="28640.9344262295" calcext:value-type="float">
            <text:p>28640,934426229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826004" calcext:value-type="float">
            <text:p>9826004</text:p>
          </table:table-cell>
          <table:table-cell table:formula="of:=[.B61]/[.A61]" office:value-type="float" office:value="32429.0561056106" calcext:value-type="float">
            <text:p>32429,05610561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328999" calcext:value-type="float">
            <text:p>13328999</text:p>
          </table:table-cell>
          <table:table-cell table:formula="of:=[.B62]/[.A62]" office:value-type="float" office:value="30020.268018018" calcext:value-type="float">
            <text:p>30020,268018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494421" calcext:value-type="float">
            <text:p>24494421</text:p>
          </table:table-cell>
          <table:table-cell table:formula="of:=[.B63]/[.A63]" office:value-type="float" office:value="34020.0291666667" calcext:value-type="float">
            <text:p>34020,0291666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623159" calcext:value-type="float">
            <text:p>6623159</text:p>
          </table:table-cell>
          <table:table-cell table:formula="of:=[.B64]/[.A64]" office:value-type="float" office:value="61898.6822429907" calcext:value-type="float">
            <text:p>61898,68224299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939262" calcext:value-type="float">
            <text:p>20939262</text:p>
          </table:table-cell>
          <table:table-cell table:formula="of:=[.B65]/[.A65]" office:value-type="float" office:value="37660.5431654676" calcext:value-type="float">
            <text:p>37660,543165467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1540715" calcext:value-type="float">
            <text:p>61540715</text:p>
          </table:table-cell>
          <table:table-cell table:formula="of:=[.B66]/[.A66]" office:value-type="float" office:value="46271.2142857143" calcext:value-type="float">
            <text:p>46271,2142857143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1129061062" calcext:value-type="float">
            <text:p>1129061062</text:p>
          </table:table-cell>
          <table:table-cell table:formula="of:=[.B67]/[.A67]" office:value-type="float" office:value="140273.457820847" calcext:value-type="float">
            <text:p>140273,4578208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15403" calcext:value-type="float">
            <text:p>10015403</text:p>
          </table:table-cell>
          <table:table-cell table:formula="of:=[.B68]/[.A68]" office:value-type="float" office:value="18968.5662878788" calcext:value-type="float">
            <text:p>18968,56628787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79264" calcext:value-type="float">
            <text:p>6879264</text:p>
          </table:table-cell>
          <table:table-cell table:formula="of:=[.B69]/[.A69]" office:value-type="float" office:value="28309.7283950617" calcext:value-type="float">
            <text:p>28309,72839506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340249" calcext:value-type="float">
            <text:p>5340249</text:p>
          </table:table-cell>
          <table:table-cell table:formula="of:=[.B70]/[.A70]" office:value-type="float" office:value="19278.8772563177" calcext:value-type="float">
            <text:p>19278,87725631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050874" calcext:value-type="float">
            <text:p>7050874</text:p>
          </table:table-cell>
          <table:table-cell table:formula="of:=[.B71]/[.A71]" office:value-type="float" office:value="21110.4011976048" calcext:value-type="float">
            <text:p>21110,40119760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80375" calcext:value-type="float">
            <text:p>3080375</text:p>
          </table:table-cell>
          <table:table-cell table:formula="of:=[.B72]/[.A72]" office:value-type="float" office:value="34610.9550561798" calcext:value-type="float">
            <text:p>34610,95505617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38413" calcext:value-type="float">
            <text:p>3038413</text:p>
          </table:table-cell>
          <table:table-cell table:formula="of:=[.B73]/[.A73]" office:value-type="float" office:value="30083.297029703" calcext:value-type="float">
            <text:p>30083,297029703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18035108" calcext:value-type="float">
            <text:p>118035108</text:p>
          </table:table-cell>
          <table:table-cell table:formula="of:=[.B74]/[.A74]" office:value-type="float" office:value="44642.6278366112" calcext:value-type="float">
            <text:p>44642,627836611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87974857" calcext:value-type="float">
            <text:p>87974857</text:p>
          </table:table-cell>
          <table:table-cell table:formula="of:=[.B75]/[.A75]" office:value-type="float" office:value="40785.7473342606" calcext:value-type="float">
            <text:p>40785,747334260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1827646" calcext:value-type="float">
            <text:p>31827646</text:p>
          </table:table-cell>
          <table:table-cell table:formula="of:=[.B76]/[.A76]" office:value-type="float" office:value="25834.1282467532" calcext:value-type="float">
            <text:p>25834,1282467532</text:p>
          </table:table-cell>
        </table:table-row>
        <table:table-row table:style-name="ro1">
          <table:table-cell office:value-type="float" office:value="12841" calcext:value-type="float">
            <text:p>12841</text:p>
          </table:table-cell>
          <table:table-cell office:value-type="float" office:value="959149684" calcext:value-type="float">
            <text:p>959149684</text:p>
          </table:table-cell>
          <table:table-cell table:formula="of:=[.B77]/[.A77]" office:value-type="float" office:value="74694.3138384861" calcext:value-type="float">
            <text:p>74694,313838486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9133883" calcext:value-type="float">
            <text:p>29133883</text:p>
          </table:table-cell>
          <table:table-cell table:formula="of:=[.B78]/[.A78]" office:value-type="float" office:value="27826.0582617001" calcext:value-type="float">
            <text:p>27826,0582617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194002" calcext:value-type="float">
            <text:p>8194002</text:p>
          </table:table-cell>
          <table:table-cell table:formula="of:=[.B79]/[.A79]" office:value-type="float" office:value="32515.880952381" calcext:value-type="float">
            <text:p>32515,88095238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27322" calcext:value-type="float">
            <text:p>11427322</text:p>
          </table:table-cell>
          <table:table-cell table:formula="of:=[.B80]/[.A80]" office:value-type="float" office:value="20118.5246478873" calcext:value-type="float">
            <text:p>20118,52464788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301" calcext:value-type="float">
            <text:p>432301</text:p>
          </table:table-cell>
          <table:table-cell table:formula="of:=[.B81]/[.A81]" office:value-type="float" office:value="61757.2857142857" calcext:value-type="float">
            <text:p>61757,285714285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57010739" calcext:value-type="float">
            <text:p>257010739</text:p>
          </table:table-cell>
          <table:table-cell table:formula="of:=[.B82]/[.A82]" office:value-type="float" office:value="118111.552849265" calcext:value-type="float">
            <text:p>118111,5528492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3632728" calcext:value-type="float">
            <text:p>113632728</text:p>
          </table:table-cell>
          <table:table-cell table:formula="of:=[.B83]/[.A83]" office:value-type="float" office:value="258256.2" calcext:value-type="float">
            <text:p>258256,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95628" calcext:value-type="float">
            <text:p>2695628</text:p>
          </table:table-cell>
          <table:table-cell table:formula="of:=[.B84]/[.A84]" office:value-type="float" office:value="38508.9714285714" calcext:value-type="float">
            <text:p>38508,97142857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84780" calcext:value-type="float">
            <text:p>9884780</text:p>
          </table:table-cell>
          <table:table-cell table:formula="of:=[.B85]/[.A85]" office:value-type="float" office:value="68170.8965517241" calcext:value-type="float">
            <text:p>68170,8965517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46365" calcext:value-type="float">
            <text:p>4946365</text:p>
          </table:table-cell>
          <table:table-cell table:formula="of:=[.B86]/[.A86]" office:value-type="float" office:value="58192.5294117647" calcext:value-type="float">
            <text:p>58192,52941176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94825" calcext:value-type="float">
            <text:p>3494825</text:p>
          </table:table-cell>
          <table:table-cell table:formula="of:=[.B87]/[.A87]" office:value-type="float" office:value="42106.3253012048" calcext:value-type="float">
            <text:p>42106,3253012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04497" calcext:value-type="float">
            <text:p>4104497</text:p>
          </table:table-cell>
          <table:table-cell table:formula="of:=[.B88]/[.A88]" office:value-type="float" office:value="48863.0595238095" calcext:value-type="float">
            <text:p>48863,05952380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962480" calcext:value-type="float">
            <text:p>6962480</text:p>
          </table:table-cell>
          <table:table-cell table:formula="of:=[.B89]/[.A89]" office:value-type="float" office:value="38046.3387978142" calcext:value-type="float">
            <text:p>38046,33879781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87914" calcext:value-type="float">
            <text:p>5187914</text:p>
          </table:table-cell>
          <table:table-cell table:formula="of:=[.B90]/[.A90]" office:value-type="float" office:value="33687.7532467532" calcext:value-type="float">
            <text:p>33687,75324675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062948" calcext:value-type="float">
            <text:p>10062948</text:p>
          </table:table-cell>
          <table:table-cell table:formula="of:=[.B91]/[.A91]" office:value-type="float" office:value="22818.4761904762" calcext:value-type="float">
            <text:p>22818,47619047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42085" calcext:value-type="float">
            <text:p>5742085</text:p>
          </table:table-cell>
          <table:table-cell table:formula="of:=[.B92]/[.A92]" office:value-type="float" office:value="30871.4247311828" calcext:value-type="float">
            <text:p>30871,42473118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326242" calcext:value-type="float">
            <text:p>11326242</text:p>
          </table:table-cell>
          <table:table-cell table:formula="of:=[.B93]/[.A93]" office:value-type="float" office:value="28529.5768261965" calcext:value-type="float">
            <text:p>28529,57682619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7505308" calcext:value-type="float">
            <text:p>17505308</text:p>
          </table:table-cell>
          <table:table-cell table:formula="of:=[.B94]/[.A94]" office:value-type="float" office:value="29619.8104906937" calcext:value-type="float">
            <text:p>29619,810490693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455345" calcext:value-type="float">
            <text:p>26455345</text:p>
          </table:table-cell>
          <table:table-cell table:formula="of:=[.B95]/[.A95]" office:value-type="float" office:value="36289.9108367627" calcext:value-type="float">
            <text:p>36289,91083676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8689279" calcext:value-type="float">
            <text:p>58689279</text:p>
          </table:table-cell>
          <table:table-cell table:formula="of:=[.B96]/[.A96]" office:value-type="float" office:value="131295.926174497" calcext:value-type="float">
            <text:p>131295,9261744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144020" calcext:value-type="float">
            <text:p>12144020</text:p>
          </table:table-cell>
          <table:table-cell table:formula="of:=[.B97]/[.A97]" office:value-type="float" office:value="39557.0684039088" calcext:value-type="float">
            <text:p>39557,0684039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42886" calcext:value-type="float">
            <text:p>2242886</text:p>
          </table:table-cell>
          <table:table-cell table:formula="of:=[.B98]/[.A98]" office:value-type="float" office:value="83069.8518518519" calcext:value-type="float">
            <text:p>83069,85185185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6466" calcext:value-type="float">
            <text:p>2006466</text:p>
          </table:table-cell>
          <table:table-cell table:formula="of:=[.B99]/[.A99]" office:value-type="float" office:value="105603.473684211" calcext:value-type="float">
            <text:p>105603,4736842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496653" calcext:value-type="float">
            <text:p>32496653</text:p>
          </table:table-cell>
          <table:table-cell table:formula="of:=[.B100]/[.A100]" office:value-type="float" office:value="29542.4118181818" calcext:value-type="float">
            <text:p>29542,411818181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5668943" calcext:value-type="float">
            <text:p>45668943</text:p>
          </table:table-cell>
          <table:table-cell table:formula="of:=[.B101]/[.A101]" office:value-type="float" office:value="43411.5427756654" calcext:value-type="float">
            <text:p>43411,542775665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349306" calcext:value-type="float">
            <text:p>30349306</text:p>
          </table:table-cell>
          <table:table-cell table:formula="of:=[.B102]/[.A102]" office:value-type="float" office:value="34331.7941176471" calcext:value-type="float">
            <text:p>34331,79411764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69370" calcext:value-type="float">
            <text:p>2569370</text:p>
          </table:table-cell>
          <table:table-cell table:formula="of:=[.B103]/[.A103]" office:value-type="float" office:value="47580.9259259259" calcext:value-type="float">
            <text:p>47580,9259259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0320" calcext:value-type="float">
            <text:p>2290320</text:p>
          </table:table-cell>
          <table:table-cell table:formula="of:=[.B104]/[.A104]" office:value-type="float" office:value="40898.5714285714" calcext:value-type="float">
            <text:p>40898,57142857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5927228" calcext:value-type="float">
            <text:p>25927228</text:p>
          </table:table-cell>
          <table:table-cell table:formula="of:=[.B105]/[.A105]" office:value-type="float" office:value="26537.5926305015" calcext:value-type="float">
            <text:p>26537,592630501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6569230" calcext:value-type="float">
            <text:p>26569230</text:p>
          </table:table-cell>
          <table:table-cell table:formula="of:=[.B106]/[.A106]" office:value-type="float" office:value="25088.9801699717" calcext:value-type="float">
            <text:p>25088,980169971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5772061" calcext:value-type="float">
            <text:p>25772061</text:p>
          </table:table-cell>
          <table:table-cell table:formula="of:=[.B107]/[.A107]" office:value-type="float" office:value="25643.8417910448" calcext:value-type="float">
            <text:p>25643,841791044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216321" calcext:value-type="float">
            <text:p>24216321</text:p>
          </table:table-cell>
          <table:table-cell table:formula="of:=[.B108]/[.A108]" office:value-type="float" office:value="26039.0548387097" calcext:value-type="float">
            <text:p>26039,054838709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899464" calcext:value-type="float">
            <text:p>25899464</text:p>
          </table:table-cell>
          <table:table-cell table:formula="of:=[.B109]/[.A109]" office:value-type="float" office:value="24689.6701620591" calcext:value-type="float">
            <text:p>24689,67016205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11593" calcext:value-type="float">
            <text:p>4011593</text:p>
          </table:table-cell>
          <table:table-cell table:formula="of:=[.B110]/[.A110]" office:value-type="float" office:value="33429.9416666667" calcext:value-type="float">
            <text:p>33429,941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42114" calcext:value-type="float">
            <text:p>3942114</text:p>
          </table:table-cell>
          <table:table-cell table:formula="of:=[.B111]/[.A111]" office:value-type="float" office:value="32850.95" calcext:value-type="float">
            <text:p>32850,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960402" calcext:value-type="float">
            <text:p>3960402</text:p>
          </table:table-cell>
          <table:table-cell table:formula="of:=[.B112]/[.A112]" office:value-type="float" office:value="28288.5857142857" calcext:value-type="float">
            <text:p>28288,585714285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781688" calcext:value-type="float">
            <text:p>11781688</text:p>
          </table:table-cell>
          <table:table-cell table:formula="of:=[.B113]/[.A113]" office:value-type="float" office:value="29978.8498727735" calcext:value-type="float">
            <text:p>29978,84987277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868238" calcext:value-type="float">
            <text:p>11868238</text:p>
          </table:table-cell>
          <table:table-cell table:formula="of:=[.B114]/[.A114]" office:value-type="float" office:value="34906.5823529412" calcext:value-type="float">
            <text:p>34906,58235294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519927" calcext:value-type="float">
            <text:p>11519927</text:p>
          </table:table-cell>
          <table:table-cell table:formula="of:=[.B115]/[.A115]" office:value-type="float" office:value="29312.7913486005" calcext:value-type="float">
            <text:p>29312,79134860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830326" calcext:value-type="float">
            <text:p>11830326</text:p>
          </table:table-cell>
          <table:table-cell table:formula="of:=[.B116]/[.A116]" office:value-type="float" office:value="29874.5606060606" calcext:value-type="float">
            <text:p>29874,56060606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212892" calcext:value-type="float">
            <text:p>8212892</text:p>
          </table:table-cell>
          <table:table-cell table:formula="of:=[.B117]/[.A117]" office:value-type="float" office:value="25505.8757763975" calcext:value-type="float">
            <text:p>25505,8757763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10413" calcext:value-type="float">
            <text:p>10210413</text:p>
          </table:table-cell>
          <table:table-cell table:formula="of:=[.B118]/[.A118]" office:value-type="float" office:value="25526.0325" calcext:value-type="float">
            <text:p>25526,03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302810" calcext:value-type="float">
            <text:p>10302810</text:p>
          </table:table-cell>
          <table:table-cell table:formula="of:=[.B119]/[.A119]" office:value-type="float" office:value="25628.8805970149" calcext:value-type="float">
            <text:p>25628,88059701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64312" calcext:value-type="float">
            <text:p>1664312</text:p>
          </table:table-cell>
          <table:table-cell table:formula="of:=[.B120]/[.A120]" office:value-type="float" office:value="36180.6956521739" calcext:value-type="float">
            <text:p>36180,69565217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712792" calcext:value-type="float">
            <text:p>8712792</text:p>
          </table:table-cell>
          <table:table-cell table:formula="of:=[.B121]/[.A121]" office:value-type="float" office:value="26974.5882352941" calcext:value-type="float">
            <text:p>26974,5882352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1026" calcext:value-type="float">
            <text:p>1181026</text:p>
          </table:table-cell>
          <table:table-cell table:formula="of:=[.B122]/[.A122]" office:value-type="float" office:value="118102.6" calcext:value-type="float">
            <text:p>118102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9706" calcext:value-type="float">
            <text:p>609706</text:p>
          </table:table-cell>
          <table:table-cell table:formula="of:=[.B123]/[.A123]" office:value-type="float" office:value="101617.666666667" calcext:value-type="float">
            <text:p>101617,6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41443" calcext:value-type="float">
            <text:p>3841443</text:p>
          </table:table-cell>
          <table:table-cell table:formula="of:=[.B124]/[.A124]" office:value-type="float" office:value="42213.6593406593" calcext:value-type="float">
            <text:p>42213,65934065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89182" calcext:value-type="float">
            <text:p>2089182</text:p>
          </table:table-cell>
          <table:table-cell table:formula="of:=[.B125]/[.A125]" office:value-type="float" office:value="34248.8852459016" calcext:value-type="float">
            <text:p>34248,88524590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26718" calcext:value-type="float">
            <text:p>8726718</text:p>
          </table:table-cell>
          <table:table-cell table:formula="of:=[.B126]/[.A126]" office:value-type="float" office:value="23908.8164383562" calcext:value-type="float">
            <text:p>23908,81643835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692308" calcext:value-type="float">
            <text:p>8692308</text:p>
          </table:table-cell>
          <table:table-cell table:formula="of:=[.B127]/[.A127]" office:value-type="float" office:value="23814.5424657534" calcext:value-type="float">
            <text:p>23814,542465753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4090405" calcext:value-type="float">
            <text:p>44090405</text:p>
          </table:table-cell>
          <table:table-cell table:formula="of:=[.B128]/[.A128]" office:value-type="float" office:value="26213.0826397146" calcext:value-type="float">
            <text:p>26213,082639714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3363008" calcext:value-type="float">
            <text:p>43363008</text:p>
          </table:table-cell>
          <table:table-cell table:formula="of:=[.B129]/[.A129]" office:value-type="float" office:value="26153.8045838359" calcext:value-type="float">
            <text:p>26153,804583835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54828924" calcext:value-type="float">
            <text:p>54828924</text:p>
          </table:table-cell>
          <table:table-cell table:formula="of:=[.B130]/[.A130]" office:value-type="float" office:value="30820.0809443508" calcext:value-type="float">
            <text:p>30820,080944350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6404513" calcext:value-type="float">
            <text:p>56404513</text:p>
          </table:table-cell>
          <table:table-cell table:formula="of:=[.B131]/[.A131]" office:value-type="float" office:value="33101.2400234742" calcext:value-type="float">
            <text:p>33101,240023474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1439113" calcext:value-type="float">
            <text:p>51439113</text:p>
          </table:table-cell>
          <table:table-cell table:formula="of:=[.B132]/[.A132]" office:value-type="float" office:value="33532.6681877445" calcext:value-type="float">
            <text:p>33532,668187744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9768480" calcext:value-type="float">
            <text:p>49768480</text:p>
          </table:table-cell>
          <table:table-cell table:formula="of:=[.B133]/[.A133]" office:value-type="float" office:value="31222.3839397742" calcext:value-type="float">
            <text:p>31222,383939774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1229373" calcext:value-type="float">
            <text:p>51229373</text:p>
          </table:table-cell>
          <table:table-cell table:formula="of:=[.B134]/[.A134]" office:value-type="float" office:value="30916.942063971" calcext:value-type="float">
            <text:p>30916,94206397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9447693" calcext:value-type="float">
            <text:p>59447693</text:p>
          </table:table-cell>
          <table:table-cell table:formula="of:=[.B135]/[.A135]" office:value-type="float" office:value="37062.1527431421" calcext:value-type="float">
            <text:p>37062,152743142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50570046" calcext:value-type="float">
            <text:p>50570046</text:p>
          </table:table-cell>
          <table:table-cell table:formula="of:=[.B136]/[.A136]" office:value-type="float" office:value="30929.6917431193" calcext:value-type="float">
            <text:p>30929,691743119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3339398" calcext:value-type="float">
            <text:p>53339398</text:p>
          </table:table-cell>
          <table:table-cell table:formula="of:=[.B137]/[.A137]" office:value-type="float" office:value="31265.7667057444" calcext:value-type="float">
            <text:p>31265,766705744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1789551" calcext:value-type="float">
            <text:p>51789551</text:p>
          </table:table-cell>
          <table:table-cell table:formula="of:=[.B138]/[.A138]" office:value-type="float" office:value="30699.2003556609" calcext:value-type="float">
            <text:p>30699,200355660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51788916" calcext:value-type="float">
            <text:p>51788916</text:p>
          </table:table-cell>
          <table:table-cell table:formula="of:=[.B139]/[.A139]" office:value-type="float" office:value="30955.7178720861" calcext:value-type="float">
            <text:p>30955,71787208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83815" calcext:value-type="float">
            <text:p>6483815</text:p>
          </table:table-cell>
          <table:table-cell table:formula="of:=[.B140]/[.A140]" office:value-type="float" office:value="64838.15" calcext:value-type="float">
            <text:p>64838,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29207" calcext:value-type="float">
            <text:p>7029207</text:p>
          </table:table-cell>
          <table:table-cell table:formula="of:=[.B141]/[.A141]" office:value-type="float" office:value="71726.6020408163" calcext:value-type="float">
            <text:p>71726,60204081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340055" calcext:value-type="float">
            <text:p>8340055</text:p>
          </table:table-cell>
          <table:table-cell table:formula="of:=[.B142]/[.A142]" office:value-type="float" office:value="61778.1851851852" calcext:value-type="float">
            <text:p>61778,1851851852</text:p>
          </table:table-cell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6777291987" calcext:value-type="float">
            <text:p>6777291987</text:p>
          </table:table-cell>
          <table:table-cell table:formula="of:=[.B143]/[.A143]" office:value-type="float" office:value="178316.941273976" calcext:value-type="float">
            <text:p>178316,941273976</text:p>
          </table:table-cell>
        </table:table-row>
        <table:table-row table:style-name="ro1">
          <table:table-cell office:value-type="float" office:value="41379" calcext:value-type="float">
            <text:p>41379</text:p>
          </table:table-cell>
          <table:table-cell office:value-type="float" office:value="7646310683" calcext:value-type="float">
            <text:p>7646310683</text:p>
          </table:table-cell>
          <table:table-cell table:formula="of:=[.B144]/[.A144]" office:value-type="float" office:value="184787.227410039" calcext:value-type="float">
            <text:p>184787,2274100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403696" calcext:value-type="float">
            <text:p>5403696</text:p>
          </table:table-cell>
          <table:table-cell table:formula="of:=[.B145]/[.A145]" office:value-type="float" office:value="19437.7553956835" calcext:value-type="float">
            <text:p>19437,755395683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029739" calcext:value-type="float">
            <text:p>30029739</text:p>
          </table:table-cell>
          <table:table-cell table:formula="of:=[.B146]/[.A146]" office:value-type="float" office:value="25600.800511509" calcext:value-type="float">
            <text:p>25600,8005115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65015" calcext:value-type="float">
            <text:p>4365015</text:p>
          </table:table-cell>
          <table:table-cell table:formula="of:=[.B147]/[.A147]" office:value-type="float" office:value="52590.5421686747" calcext:value-type="float">
            <text:p>52590,54216867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42893" calcext:value-type="float">
            <text:p>1942893</text:p>
          </table:table-cell>
          <table:table-cell table:formula="of:=[.B148]/[.A148]" office:value-type="float" office:value="36658.358490566" calcext:value-type="float">
            <text:p>36658,3584905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7800" calcext:value-type="float">
            <text:p>957800</text:p>
          </table:table-cell>
          <table:table-cell table:formula="of:=[.B149]/[.A149]" office:value-type="float" office:value="30896.7741935484" calcext:value-type="float">
            <text:p>30896,77419354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56143" calcext:value-type="float">
            <text:p>4456143</text:p>
          </table:table-cell>
          <table:table-cell table:formula="of:=[.B150]/[.A150]" office:value-type="float" office:value="45939.618556701" calcext:value-type="float">
            <text:p>45939,618556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87613" calcext:value-type="float">
            <text:p>6987613</text:p>
          </table:table-cell>
          <table:table-cell table:formula="of:=[.B151]/[.A151]" office:value-type="float" office:value="46584.0866666667" calcext:value-type="float">
            <text:p>46584,0866666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0097" calcext:value-type="float">
            <text:p>1440097</text:p>
          </table:table-cell>
          <table:table-cell table:formula="of:=[.B152]/[.A152]" office:value-type="float" office:value="30002.0208333333" calcext:value-type="float">
            <text:p>30002,020833333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1329638" calcext:value-type="float">
            <text:p>21329638</text:p>
          </table:table-cell>
          <table:table-cell table:formula="of:=[.B153]/[.A153]" office:value-type="float" office:value="41497.3501945525" calcext:value-type="float">
            <text:p>41497,35019455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575337" calcext:value-type="float">
            <text:p>7575337</text:p>
          </table:table-cell>
          <table:table-cell table:formula="of:=[.B154]/[.A154]" office:value-type="float" office:value="18938.3425" calcext:value-type="float">
            <text:p>18938,34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6040299" calcext:value-type="float">
            <text:p>116040299</text:p>
          </table:table-cell>
          <table:table-cell table:formula="of:=[.B155]/[.A155]" office:value-type="float" office:value="196678.472881356" calcext:value-type="float">
            <text:p>196678,4728813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05993" calcext:value-type="float">
            <text:p>4105993</text:p>
          </table:table-cell>
          <table:table-cell table:formula="of:=[.B156]/[.A156]" office:value-type="float" office:value="26320.4679487179" calcext:value-type="float">
            <text:p>26320,46794871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872202" calcext:value-type="float">
            <text:p>6872202</text:p>
          </table:table-cell>
          <table:table-cell table:formula="of:=[.B157]/[.A157]" office:value-type="float" office:value="21408.7289719626" calcext:value-type="float">
            <text:p>21408,72897196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49606" calcext:value-type="float">
            <text:p>20149606</text:p>
          </table:table-cell>
          <table:table-cell table:formula="of:=[.B158]/[.A158]" office:value-type="float" office:value="40788.6761133603" calcext:value-type="float">
            <text:p>40788,67611336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849815" calcext:value-type="float">
            <text:p>16849815</text:p>
          </table:table-cell>
          <table:table-cell table:formula="of:=[.B159]/[.A159]" office:value-type="float" office:value="35927.1108742004" calcext:value-type="float">
            <text:p>35927,11087420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674986" calcext:value-type="float">
            <text:p>14674986</text:p>
          </table:table-cell>
          <table:table-cell table:formula="of:=[.B160]/[.A160]" office:value-type="float" office:value="35705.5620437956" calcext:value-type="float">
            <text:p>35705,56204379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59050" calcext:value-type="float">
            <text:p>3559050</text:p>
          </table:table-cell>
          <table:table-cell table:formula="of:=[.B161]/[.A161]" office:value-type="float" office:value="41384.3023255814" calcext:value-type="float">
            <text:p>41384,30232558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635454" calcext:value-type="float">
            <text:p>14635454</text:p>
          </table:table-cell>
          <table:table-cell table:formula="of:=[.B162]/[.A162]" office:value-type="float" office:value="29096.3300198807" calcext:value-type="float">
            <text:p>29096,330019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379878" calcext:value-type="float">
            <text:p>8379878</text:p>
          </table:table-cell>
          <table:table-cell table:formula="of:=[.B163]/[.A163]" office:value-type="float" office:value="34485.0946502058" calcext:value-type="float">
            <text:p>34485,09465020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293224" calcext:value-type="float">
            <text:p>14293224</text:p>
          </table:table-cell>
          <table:table-cell table:formula="of:=[.B164]/[.A164]" office:value-type="float" office:value="28701.2530120482" calcext:value-type="float">
            <text:p>28701,253012048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6376647" calcext:value-type="float">
            <text:p>56376647</text:p>
          </table:table-cell>
          <table:table-cell table:formula="of:=[.B165]/[.A165]" office:value-type="float" office:value="28174.2363818091" calcext:value-type="float">
            <text:p>28174,236381809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742055" calcext:value-type="float">
            <text:p>23742055</text:p>
          </table:table-cell>
          <table:table-cell table:formula="of:=[.B166]/[.A166]" office:value-type="float" office:value="31997.3787061995" calcext:value-type="float">
            <text:p>31997,3787061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3101" calcext:value-type="float">
            <text:p>873101</text:p>
          </table:table-cell>
          <table:table-cell table:formula="of:=[.B167]/[.A167]" office:value-type="float" office:value="67161.6153846154" calcext:value-type="float">
            <text:p>67161,615384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5244" calcext:value-type="float">
            <text:p>665244</text:p>
          </table:table-cell>
          <table:table-cell table:formula="of:=[.B168]/[.A168]" office:value-type="float" office:value="66524.4" calcext:value-type="float">
            <text:p>66524,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85985" calcext:value-type="float">
            <text:p>1685985</text:p>
          </table:table-cell>
          <table:table-cell table:formula="of:=[.B169]/[.A169]" office:value-type="float" office:value="64845.5769230769" calcext:value-type="float">
            <text:p>64845,57692307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69623" calcext:value-type="float">
            <text:p>1569623</text:p>
          </table:table-cell>
          <table:table-cell table:formula="of:=[.B170]/[.A170]" office:value-type="float" office:value="71346.5" calcext:value-type="float">
            <text:p>71346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830" calcext:value-type="float">
            <text:p>1582830</text:p>
          </table:table-cell>
          <table:table-cell table:formula="of:=[.B171]/[.A171]" office:value-type="float" office:value="58623.3333333333" calcext:value-type="float">
            <text:p>58623,33333333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55188" calcext:value-type="float">
            <text:p>5755188</text:p>
          </table:table-cell>
          <table:table-cell table:formula="of:=[.B172]/[.A172]" office:value-type="float" office:value="46412.8064516129" calcext:value-type="float">
            <text:p>46412,8064516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35384" calcext:value-type="float">
            <text:p>5635384</text:p>
          </table:table-cell>
          <table:table-cell table:formula="of:=[.B173]/[.A173]" office:value-type="float" office:value="44026.4375" calcext:value-type="float">
            <text:p>44026,43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88783" calcext:value-type="float">
            <text:p>5388783</text:p>
          </table:table-cell>
          <table:table-cell table:formula="of:=[.B174]/[.A174]" office:value-type="float" office:value="43811.243902439" calcext:value-type="float">
            <text:p>43811,243902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63994" calcext:value-type="float">
            <text:p>5463994</text:p>
          </table:table-cell>
          <table:table-cell table:formula="of:=[.B175]/[.A175]" office:value-type="float" office:value="42687.453125" calcext:value-type="float">
            <text:p>42687,453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57436" calcext:value-type="float">
            <text:p>5757436</text:p>
          </table:table-cell>
          <table:table-cell table:formula="of:=[.B176]/[.A176]" office:value-type="float" office:value="38382.9066666667" calcext:value-type="float">
            <text:p>38382,906666666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967772" calcext:value-type="float">
            <text:p>9967772</text:p>
          </table:table-cell>
          <table:table-cell table:formula="of:=[.B177]/[.A177]" office:value-type="float" office:value="26795.0860215054" calcext:value-type="float">
            <text:p>26795,08602150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058503" calcext:value-type="float">
            <text:p>11058503</text:p>
          </table:table-cell>
          <table:table-cell table:formula="of:=[.B178]/[.A178]" office:value-type="float" office:value="29332.899204244" calcext:value-type="float">
            <text:p>29332,8992042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352952" calcext:value-type="float">
            <text:p>10352952</text:p>
          </table:table-cell>
          <table:table-cell table:formula="of:=[.B179]/[.A179]" office:value-type="float" office:value="27388.7619047619" calcext:value-type="float">
            <text:p>27388,76190476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909345" calcext:value-type="float">
            <text:p>7909345</text:p>
          </table:table-cell>
          <table:table-cell table:formula="of:=[.B180]/[.A180]" office:value-type="float" office:value="27752.0877192982" calcext:value-type="float">
            <text:p>27752,0877192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8531" calcext:value-type="float">
            <text:p>1428531</text:p>
          </table:table-cell>
          <table:table-cell table:formula="of:=[.B181]/[.A181]" office:value-type="float" office:value="34012.6428571429" calcext:value-type="float">
            <text:p>34012,6428571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0551" calcext:value-type="float">
            <text:p>950551</text:p>
          </table:table-cell>
          <table:table-cell table:formula="of:=[.B182]/[.A182]" office:value-type="float" office:value="24373.1025641026" calcext:value-type="float">
            <text:p>24373,10256410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55877" calcext:value-type="float">
            <text:p>1355877</text:p>
          </table:table-cell>
          <table:table-cell table:formula="of:=[.B183]/[.A183]" office:value-type="float" office:value="31532.023255814" calcext:value-type="float">
            <text:p>31532,0232558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057907" calcext:value-type="float">
            <text:p>9057907</text:p>
          </table:table-cell>
          <table:table-cell table:formula="of:=[.B184]/[.A184]" office:value-type="float" office:value="32818.5036231884" calcext:value-type="float">
            <text:p>32818,50362318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396131" calcext:value-type="float">
            <text:p>11396131</text:p>
          </table:table-cell>
          <table:table-cell table:formula="of:=[.B185]/[.A185]" office:value-type="float" office:value="37242.2581699346" calcext:value-type="float">
            <text:p>37242,258169934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146853" calcext:value-type="float">
            <text:p>10146853</text:p>
          </table:table-cell>
          <table:table-cell table:formula="of:=[.B186]/[.A186]" office:value-type="float" office:value="33268.3704918033" calcext:value-type="float">
            <text:p>33268,37049180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433170" calcext:value-type="float">
            <text:p>11433170</text:p>
          </table:table-cell>
          <table:table-cell table:formula="of:=[.B187]/[.A187]" office:value-type="float" office:value="37485.8032786885" calcext:value-type="float">
            <text:p>37485,80327868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39669" calcext:value-type="float">
            <text:p>9139669</text:p>
          </table:table-cell>
          <table:table-cell table:formula="of:=[.B188]/[.A188]" office:value-type="float" office:value="31087.3095238095" calcext:value-type="float">
            <text:p>31087,30952380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221372" calcext:value-type="float">
            <text:p>7221372</text:p>
          </table:table-cell>
          <table:table-cell table:formula="of:=[.B189]/[.A189]" office:value-type="float" office:value="20632.4914285714" calcext:value-type="float">
            <text:p>20632,49142857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835493" calcext:value-type="float">
            <text:p>6835493</text:p>
          </table:table-cell>
          <table:table-cell table:formula="of:=[.B190]/[.A190]" office:value-type="float" office:value="21294.3707165109" calcext:value-type="float">
            <text:p>21294,37071651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200238" calcext:value-type="float">
            <text:p>7200238</text:p>
          </table:table-cell>
          <table:table-cell table:formula="of:=[.B191]/[.A191]" office:value-type="float" office:value="20513.4985754986" calcext:value-type="float">
            <text:p>20513,49857549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267898" calcext:value-type="float">
            <text:p>7267898</text:p>
          </table:table-cell>
          <table:table-cell table:formula="of:=[.B192]/[.A192]" office:value-type="float" office:value="20765.4228571429" calcext:value-type="float">
            <text:p>20765,42285714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864215" calcext:value-type="float">
            <text:p>19864215</text:p>
          </table:table-cell>
          <table:table-cell table:formula="of:=[.B193]/[.A193]" office:value-type="float" office:value="48097.3728813559" calcext:value-type="float">
            <text:p>48097,37288135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195659" calcext:value-type="float">
            <text:p>22195659</text:p>
          </table:table-cell>
          <table:table-cell table:formula="of:=[.B194]/[.A194]" office:value-type="float" office:value="48251.4326086957" calcext:value-type="float">
            <text:p>48251,432608695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521557" calcext:value-type="float">
            <text:p>23521557</text:p>
          </table:table-cell>
          <table:table-cell table:formula="of:=[.B195]/[.A195]" office:value-type="float" office:value="46669.755952381" calcext:value-type="float">
            <text:p>46669,7559523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94403" calcext:value-type="float">
            <text:p>6694403</text:p>
          </table:table-cell>
          <table:table-cell table:formula="of:=[.B196]/[.A196]" office:value-type="float" office:value="109744.31147541" calcext:value-type="float">
            <text:p>109744,311475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059396" calcext:value-type="float">
            <text:p>8059396</text:p>
          </table:table-cell>
          <table:table-cell table:formula="of:=[.B197]/[.A197]" office:value-type="float" office:value="83086.5567010309" calcext:value-type="float">
            <text:p>83086,5567010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31215" calcext:value-type="float">
            <text:p>3131215</text:p>
          </table:table-cell>
          <table:table-cell table:formula="of:=[.B198]/[.A198]" office:value-type="float" office:value="52186.9166666667" calcext:value-type="float">
            <text:p>52186,91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97035" calcext:value-type="float">
            <text:p>2697035</text:p>
          </table:table-cell>
          <table:table-cell table:formula="of:=[.B199]/[.A199]" office:value-type="float" office:value="62721.7441860465" calcext:value-type="float">
            <text:p>62721,74418604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76926" calcext:value-type="float">
            <text:p>5176926</text:p>
          </table:table-cell>
          <table:table-cell table:formula="of:=[.B200]/[.A200]" office:value-type="float" office:value="69958.4594594595" calcext:value-type="float">
            <text:p>69958,45945945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557851" calcext:value-type="float">
            <text:p>4557851</text:p>
          </table:table-cell>
          <table:table-cell table:formula="of:=[.B201]/[.A201]" office:value-type="float" office:value="67027.2205882353" calcext:value-type="float">
            <text:p>67027,2205882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96020" calcext:value-type="float">
            <text:p>3396020</text:p>
          </table:table-cell>
          <table:table-cell table:formula="of:=[.B202]/[.A202]" office:value-type="float" office:value="46520.8219178082" calcext:value-type="float">
            <text:p>46520,82191780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829447" calcext:value-type="float">
            <text:p>13829447</text:p>
          </table:table-cell>
          <table:table-cell table:formula="of:=[.B203]/[.A203]" office:value-type="float" office:value="44042.8248407643" calcext:value-type="float">
            <text:p>44042,8248407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247706" calcext:value-type="float">
            <text:p>15247706</text:p>
          </table:table-cell>
          <table:table-cell table:formula="of:=[.B204]/[.A204]" office:value-type="float" office:value="48405.4158730159" calcext:value-type="float">
            <text:p>48405,41587301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93652" calcext:value-type="float">
            <text:p>5793652</text:p>
          </table:table-cell>
          <table:table-cell table:formula="of:=[.B205]/[.A205]" office:value-type="float" office:value="60350.5416666667" calcext:value-type="float">
            <text:p>60350,54166666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059278" calcext:value-type="float">
            <text:p>13059278</text:p>
          </table:table-cell>
          <table:table-cell table:formula="of:=[.B206]/[.A206]" office:value-type="float" office:value="88838.6258503401" calcext:value-type="float">
            <text:p>88838,62585034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05576" calcext:value-type="float">
            <text:p>9305576</text:p>
          </table:table-cell>
          <table:table-cell table:formula="of:=[.B207]/[.A207]" office:value-type="float" office:value="75655.0894308943" calcext:value-type="float">
            <text:p>75655,08943089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32077" calcext:value-type="float">
            <text:p>6632077</text:p>
          </table:table-cell>
          <table:table-cell table:formula="of:=[.B208]/[.A208]" office:value-type="float" office:value="94743.9571428571" calcext:value-type="float">
            <text:p>94743,9571428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28643" calcext:value-type="float">
            <text:p>9228643</text:p>
          </table:table-cell>
          <table:table-cell table:formula="of:=[.B209]/[.A209]" office:value-type="float" office:value="75029.6178861789" calcext:value-type="float">
            <text:p>75029,6178861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79506" calcext:value-type="float">
            <text:p>6579506</text:p>
          </table:table-cell>
          <table:table-cell table:formula="of:=[.B210]/[.A210]" office:value-type="float" office:value="93992.9428571429" calcext:value-type="float">
            <text:p>93992,94285714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701259" calcext:value-type="float">
            <text:p>8701259</text:p>
          </table:table-cell>
          <table:table-cell table:formula="of:=[.B211]/[.A211]" office:value-type="float" office:value="82087.3490566038" calcext:value-type="float">
            <text:p>82087,34905660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131218" calcext:value-type="float">
            <text:p>16131218</text:p>
          </table:table-cell>
          <table:table-cell table:formula="of:=[.B212]/[.A212]" office:value-type="float" office:value="293294.872727273" calcext:value-type="float">
            <text:p>293294,8727272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995453" calcext:value-type="float">
            <text:p>4995453</text:p>
          </table:table-cell>
          <table:table-cell table:formula="of:=[.B213]/[.A213]" office:value-type="float" office:value="49459.9306930693" calcext:value-type="float">
            <text:p>49459,93069306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82981" calcext:value-type="float">
            <text:p>10082981</text:p>
          </table:table-cell>
          <table:table-cell table:formula="of:=[.B214]/[.A214]" office:value-type="float" office:value="31908.167721519" calcext:value-type="float">
            <text:p>31908,167721519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88946748" calcext:value-type="float">
            <text:p>88946748</text:p>
          </table:table-cell>
          <table:table-cell table:formula="of:=[.B215]/[.A215]" office:value-type="float" office:value="25154.6233031674" calcext:value-type="float">
            <text:p>25154,623303167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236547" calcext:value-type="float">
            <text:p>19236547</text:p>
          </table:table-cell>
          <table:table-cell table:formula="of:=[.B216]/[.A216]" office:value-type="float" office:value="21469.3604910714" calcext:value-type="float">
            <text:p>21469,360491071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065494" calcext:value-type="float">
            <text:p>16065494</text:p>
          </table:table-cell>
          <table:table-cell table:formula="of:=[.B217]/[.A217]" office:value-type="float" office:value="22437.8407821229" calcext:value-type="float">
            <text:p>22437,840782122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7958291" calcext:value-type="float">
            <text:p>47958291</text:p>
          </table:table-cell>
          <table:table-cell table:formula="of:=[.B218]/[.A218]" office:value-type="float" office:value="28013.0204439252" calcext:value-type="float">
            <text:p>28013,02044392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53231" calcext:value-type="float">
            <text:p>6453231</text:p>
          </table:table-cell>
          <table:table-cell table:formula="of:=[.B219]/[.A219]" office:value-type="float" office:value="29068.6081081081" calcext:value-type="float">
            <text:p>29068,60810810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22006" calcext:value-type="float">
            <text:p>5422006</text:p>
          </table:table-cell>
          <table:table-cell table:formula="of:=[.B220]/[.A220]" office:value-type="float" office:value="28239.6145833333" calcext:value-type="float">
            <text:p>28239,61458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7755" calcext:value-type="float">
            <text:p>1267755</text:p>
          </table:table-cell>
          <table:table-cell table:formula="of:=[.B221]/[.A221]" office:value-type="float" office:value="63387.75" calcext:value-type="float">
            <text:p>63387,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2448" calcext:value-type="float">
            <text:p>1012448</text:p>
          </table:table-cell>
          <table:table-cell table:formula="of:=[.B222]/[.A222]" office:value-type="float" office:value="50622.4" calcext:value-type="float">
            <text:p>50622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1732" calcext:value-type="float">
            <text:p>1061732</text:p>
          </table:table-cell>
          <table:table-cell table:formula="of:=[.B223]/[.A223]" office:value-type="float" office:value="53086.6" calcext:value-type="float">
            <text:p>53086,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812077" calcext:value-type="float">
            <text:p>6812077</text:p>
          </table:table-cell>
          <table:table-cell table:formula="of:=[.B224]/[.A224]" office:value-type="float" office:value="46658.0616438356" calcext:value-type="float">
            <text:p>46658,06164383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643713" calcext:value-type="float">
            <text:p>6643713</text:p>
          </table:table-cell>
          <table:table-cell table:formula="of:=[.B225]/[.A225]" office:value-type="float" office:value="46786.7112676056" calcext:value-type="float">
            <text:p>46786,71126760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66918" calcext:value-type="float">
            <text:p>6366918</text:p>
          </table:table-cell>
          <table:table-cell table:formula="of:=[.B226]/[.A226]" office:value-type="float" office:value="46473.8540145985" calcext:value-type="float">
            <text:p>46473,854014598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005752" calcext:value-type="float">
            <text:p>8005752</text:p>
          </table:table-cell>
          <table:table-cell table:formula="of:=[.B227]/[.A227]" office:value-type="float" office:value="44724.8715083799" calcext:value-type="float">
            <text:p>44724,87150837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472964" calcext:value-type="float">
            <text:p>7472964</text:p>
          </table:table-cell>
          <table:table-cell table:formula="of:=[.B228]/[.A228]" office:value-type="float" office:value="41982.9438202247" calcext:value-type="float">
            <text:p>41982,94382022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70940" calcext:value-type="float">
            <text:p>7770940</text:p>
          </table:table-cell>
          <table:table-cell table:formula="of:=[.B229]/[.A229]" office:value-type="float" office:value="43656.9662921348" calcext:value-type="float">
            <text:p>43656,96629213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293144" calcext:value-type="float">
            <text:p>7293144</text:p>
          </table:table-cell>
          <table:table-cell table:formula="of:=[.B230]/[.A230]" office:value-type="float" office:value="40972.7191011236" calcext:value-type="float">
            <text:p>40972,719101123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320617" calcext:value-type="float">
            <text:p>24320617</text:p>
          </table:table-cell>
          <table:table-cell table:formula="of:=[.B231]/[.A231]" office:value-type="float" office:value="48738.7114228457" calcext:value-type="float">
            <text:p>48738,711422845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4027000" calcext:value-type="float">
            <text:p>34027000</text:p>
          </table:table-cell>
          <table:table-cell table:formula="of:=[.B232]/[.A232]" office:value-type="float" office:value="42801.2578616352" calcext:value-type="float">
            <text:p>42801,25786163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7074748" calcext:value-type="float">
            <text:p>37074748</text:p>
          </table:table-cell>
          <table:table-cell table:formula="of:=[.B233]/[.A233]" office:value-type="float" office:value="63702.3161512028" calcext:value-type="float">
            <text:p>63702,316151202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272597" calcext:value-type="float">
            <text:p>45272597</text:p>
          </table:table-cell>
          <table:table-cell table:formula="of:=[.B234]/[.A234]" office:value-type="float" office:value="56946.6628930818" calcext:value-type="float">
            <text:p>56946,66289308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489865" calcext:value-type="float">
            <text:p>7489865</text:p>
          </table:table-cell>
          <table:table-cell table:formula="of:=[.B235]/[.A235]" office:value-type="float" office:value="35496.990521327" calcext:value-type="float">
            <text:p>35496,9905213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90943" calcext:value-type="float">
            <text:p>4490943</text:p>
          </table:table-cell>
          <table:table-cell table:formula="of:=[.B236]/[.A236]" office:value-type="float" office:value="52834.6235294118" calcext:value-type="float">
            <text:p>52834,62352941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507659" calcext:value-type="float">
            <text:p>6507659</text:p>
          </table:table-cell>
          <table:table-cell table:formula="of:=[.B237]/[.A237]" office:value-type="float" office:value="67089.2680412371" calcext:value-type="float">
            <text:p>67089,26804123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515" calcext:value-type="float">
            <text:p>4052515</text:p>
          </table:table-cell>
          <table:table-cell table:formula="of:=[.B238]/[.A238]" office:value-type="float" office:value="32681.5725806452" calcext:value-type="float">
            <text:p>32681,57258064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78716" calcext:value-type="float">
            <text:p>3978716</text:p>
          </table:table-cell>
          <table:table-cell table:formula="of:=[.B239]/[.A239]" office:value-type="float" office:value="31083.71875" calcext:value-type="float">
            <text:p>31083,718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390045" calcext:value-type="float">
            <text:p>8390045</text:p>
          </table:table-cell>
          <table:table-cell table:formula="of:=[.B240]/[.A240]" office:value-type="float" office:value="39763.2464454976" calcext:value-type="float">
            <text:p>39763,24644549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90412" calcext:value-type="float">
            <text:p>6490412</text:p>
          </table:table-cell>
          <table:table-cell table:formula="of:=[.B241]/[.A241]" office:value-type="float" office:value="30329.0280373832" calcext:value-type="float">
            <text:p>30329,02803738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89041" calcext:value-type="float">
            <text:p>4989041</text:p>
          </table:table-cell>
          <table:table-cell table:formula="of:=[.B242]/[.A242]" office:value-type="float" office:value="36416.3576642336" calcext:value-type="float">
            <text:p>36416,35766423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943290" calcext:value-type="float">
            <text:p>6943290</text:p>
          </table:table-cell>
          <table:table-cell table:formula="of:=[.B243]/[.A243]" office:value-type="float" office:value="32294.3720930233" calcext:value-type="float">
            <text:p>32294,37209302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146548" calcext:value-type="float">
            <text:p>8146548</text:p>
          </table:table-cell>
          <table:table-cell table:formula="of:=[.B244]/[.A244]" office:value-type="float" office:value="38793.0857142857" calcext:value-type="float">
            <text:p>38793,08571428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793085" calcext:value-type="float">
            <text:p>9793085</text:p>
          </table:table-cell>
          <table:table-cell table:formula="of:=[.B245]/[.A245]" office:value-type="float" office:value="32108.4754098361" calcext:value-type="float">
            <text:p>32108,47540983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85345" calcext:value-type="float">
            <text:p>9285345</text:p>
          </table:table-cell>
          <table:table-cell table:formula="of:=[.B246]/[.A246]" office:value-type="float" office:value="33161.9464285714" calcext:value-type="float">
            <text:p>33161,94642857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6437183" calcext:value-type="float">
            <text:p>16437183</text:p>
          </table:table-cell>
          <table:table-cell table:formula="of:=[.B247]/[.A247]" office:value-type="float" office:value="36046.4539473684" calcext:value-type="float">
            <text:p>36046,453947368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5692370" calcext:value-type="float">
            <text:p>25692370</text:p>
          </table:table-cell>
          <table:table-cell table:formula="of:=[.B248]/[.A248]" office:value-type="float" office:value="23293.1731640979" calcext:value-type="float">
            <text:p>23293,173164097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7438795" calcext:value-type="float">
            <text:p>27438795</text:p>
          </table:table-cell>
          <table:table-cell table:formula="of:=[.B249]/[.A249]" office:value-type="float" office:value="25035.3968978102" calcext:value-type="float">
            <text:p>25035,396897810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279612" calcext:value-type="float">
            <text:p>34279612</text:p>
          </table:table-cell>
          <table:table-cell table:formula="of:=[.B250]/[.A250]" office:value-type="float" office:value="30826.9892086331" calcext:value-type="float">
            <text:p>30826,989208633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0058099" calcext:value-type="float">
            <text:p>30058099</text:p>
          </table:table-cell>
          <table:table-cell table:formula="of:=[.B251]/[.A251]" office:value-type="float" office:value="27201.8995475113" calcext:value-type="float">
            <text:p>27201,8995475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21201" calcext:value-type="float">
            <text:p>2121201</text:p>
          </table:table-cell>
          <table:table-cell table:formula="of:=[.B252]/[.A252]" office:value-type="float" office:value="64278.8181818182" calcext:value-type="float">
            <text:p>64278,818181818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139594" calcext:value-type="float">
            <text:p>32139594</text:p>
          </table:table-cell>
          <table:table-cell table:formula="of:=[.B253]/[.A253]" office:value-type="float" office:value="57701.2459605027" calcext:value-type="float">
            <text:p>57701,24596050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4084529" calcext:value-type="float">
            <text:p>34084529</text:p>
          </table:table-cell>
          <table:table-cell table:formula="of:=[.B254]/[.A254]" office:value-type="float" office:value="54886.5201288245" calcext:value-type="float">
            <text:p>54886,52012882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351723" calcext:value-type="float">
            <text:p>29351723</text:p>
          </table:table-cell>
          <table:table-cell table:formula="of:=[.B255]/[.A255]" office:value-type="float" office:value="51766.7072310406" calcext:value-type="float">
            <text:p>51766,70723104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44797" calcext:value-type="float">
            <text:p>6644797</text:p>
          </table:table-cell>
          <table:table-cell table:formula="of:=[.B256]/[.A256]" office:value-type="float" office:value="71449.4301075269" calcext:value-type="float">
            <text:p>71449,43010752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79675" calcext:value-type="float">
            <text:p>5779675</text:p>
          </table:table-cell>
          <table:table-cell table:formula="of:=[.B257]/[.A257]" office:value-type="float" office:value="62147.0430107527" calcext:value-type="float">
            <text:p>62147,04301075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92011" calcext:value-type="float">
            <text:p>6792011</text:p>
          </table:table-cell>
          <table:table-cell table:formula="of:=[.B258]/[.A258]" office:value-type="float" office:value="68606.1717171717" calcext:value-type="float">
            <text:p>68606,17171717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50726" calcext:value-type="float">
            <text:p>7850726</text:p>
          </table:table-cell>
          <table:table-cell table:formula="of:=[.B259]/[.A259]" office:value-type="float" office:value="100650.333333333" calcext:value-type="float">
            <text:p>100650,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4690" calcext:value-type="float">
            <text:p>904690</text:p>
          </table:table-cell>
          <table:table-cell table:formula="of:=[.B260]/[.A260]" office:value-type="float" office:value="113086.25" calcext:value-type="float">
            <text:p>113086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2877" calcext:value-type="float">
            <text:p>302877</text:p>
          </table:table-cell>
          <table:table-cell table:formula="of:=[.B261]/[.A261]" office:value-type="float" office:value="75719.25" calcext:value-type="float">
            <text:p>75719,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016" calcext:value-type="float">
            <text:p>900016</text:p>
          </table:table-cell>
          <table:table-cell table:formula="of:=[.B262]/[.A262]" office:value-type="float" office:value="112502" calcext:value-type="float">
            <text:p>112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6632" calcext:value-type="float">
            <text:p>856632</text:p>
          </table:table-cell>
          <table:table-cell table:formula="of:=[.B263]/[.A263]" office:value-type="float" office:value="107079" calcext:value-type="float">
            <text:p>1070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426028" calcext:value-type="float">
            <text:p>6426028</text:p>
          </table:table-cell>
          <table:table-cell table:formula="of:=[.B264]/[.A264]" office:value-type="float" office:value="54923.3162393162" calcext:value-type="float">
            <text:p>54923,31623931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99588" calcext:value-type="float">
            <text:p>6299588</text:p>
          </table:table-cell>
          <table:table-cell table:formula="of:=[.B265]/[.A265]" office:value-type="float" office:value="50396.704" calcext:value-type="float">
            <text:p>50396,70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63098" calcext:value-type="float">
            <text:p>5663098</text:p>
          </table:table-cell>
          <table:table-cell table:formula="of:=[.B266]/[.A266]" office:value-type="float" office:value="48402.547008547" calcext:value-type="float">
            <text:p>48402,5470085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17196" calcext:value-type="float">
            <text:p>6817196</text:p>
          </table:table-cell>
          <table:table-cell table:formula="of:=[.B267]/[.A267]" office:value-type="float" office:value="42875.4465408805" calcext:value-type="float">
            <text:p>42875,44654088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8426428" calcext:value-type="float">
            <text:p>28426428</text:p>
          </table:table-cell>
          <table:table-cell table:formula="of:=[.B268]/[.A268]" office:value-type="float" office:value="43332.9695121951" calcext:value-type="float">
            <text:p>43332,96951219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3289249" calcext:value-type="float">
            <text:p>23289249</text:p>
          </table:table-cell>
          <table:table-cell table:formula="of:=[.B269]/[.A269]" office:value-type="float" office:value="35774.5760368664" calcext:value-type="float">
            <text:p>35774,576036866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9164933" calcext:value-type="float">
            <text:p>29164933</text:p>
          </table:table-cell>
          <table:table-cell table:formula="of:=[.B270]/[.A270]" office:value-type="float" office:value="43923.0918674699" calcext:value-type="float">
            <text:p>43923,091867469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9323014" calcext:value-type="float">
            <text:p>49323014</text:p>
          </table:table-cell>
          <table:table-cell table:formula="of:=[.B271]/[.A271]" office:value-type="float" office:value="45375.3578656854" calcext:value-type="float">
            <text:p>45375,3578656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96506" calcext:value-type="float">
            <text:p>5696506</text:p>
          </table:table-cell>
          <table:table-cell table:formula="of:=[.B272]/[.A272]" office:value-type="float" office:value="64005.6853932584" calcext:value-type="float">
            <text:p>64005,68539325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23306" calcext:value-type="float">
            <text:p>5823306</text:p>
          </table:table-cell>
          <table:table-cell table:formula="of:=[.B273]/[.A273]" office:value-type="float" office:value="55460.0571428571" calcext:value-type="float">
            <text:p>55460,05714285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82848" calcext:value-type="float">
            <text:p>5882848</text:p>
          </table:table-cell>
          <table:table-cell table:formula="of:=[.B274]/[.A274]" office:value-type="float" office:value="66099.4157303371" calcext:value-type="float">
            <text:p>66099,41573033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99220" calcext:value-type="float">
            <text:p>8599220</text:p>
          </table:table-cell>
          <table:table-cell table:formula="of:=[.B275]/[.A275]" office:value-type="float" office:value="45259.0526315789" calcext:value-type="float">
            <text:p>45259,05263157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245876" calcext:value-type="float">
            <text:p>9245876</text:p>
          </table:table-cell>
          <table:table-cell table:formula="of:=[.B276]/[.A276]" office:value-type="float" office:value="46933.3807106599" calcext:value-type="float">
            <text:p>46933,38071065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65127" calcext:value-type="float">
            <text:p>7665127</text:p>
          </table:table-cell>
          <table:table-cell table:formula="of:=[.B277]/[.A277]" office:value-type="float" office:value="40342.7736842105" calcext:value-type="float">
            <text:p>40342,77368421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9734116" calcext:value-type="float">
            <text:p>29734116</text:p>
          </table:table-cell>
          <table:table-cell table:formula="of:=[.B278]/[.A278]" office:value-type="float" office:value="45674.5253456221" calcext:value-type="float">
            <text:p>45674,52534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730243" calcext:value-type="float">
            <text:p>12730243</text:p>
          </table:table-cell>
          <table:table-cell table:formula="of:=[.B279]/[.A279]" office:value-type="float" office:value="63651.215" calcext:value-type="float">
            <text:p>63651,2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621041" calcext:value-type="float">
            <text:p>8621041</text:p>
          </table:table-cell>
          <table:table-cell table:formula="of:=[.B280]/[.A280]" office:value-type="float" office:value="67882.2125984252" calcext:value-type="float">
            <text:p>67882,21259842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1938" calcext:value-type="float">
            <text:p>1321938</text:p>
          </table:table-cell>
          <table:table-cell table:formula="of:=[.B281]/[.A281]" office:value-type="float" office:value="132193.8" calcext:value-type="float">
            <text:p>132193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452" calcext:value-type="float">
            <text:p>771452</text:p>
          </table:table-cell>
          <table:table-cell table:formula="of:=[.B282]/[.A282]" office:value-type="float" office:value="192863" calcext:value-type="float">
            <text:p>1928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08563" calcext:value-type="float">
            <text:p>14408563</text:p>
          </table:table-cell>
          <table:table-cell table:formula="of:=[.B283]/[.A283]" office:value-type="float" office:value="38628.855227882" calcext:value-type="float">
            <text:p>38628,85522788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308651" calcext:value-type="float">
            <text:p>14308651</text:p>
          </table:table-cell>
          <table:table-cell table:formula="of:=[.B284]/[.A284]" office:value-type="float" office:value="38464.1155913978" calcext:value-type="float">
            <text:p>38464,11559139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90605" calcext:value-type="float">
            <text:p>12090605</text:p>
          </table:table-cell>
          <table:table-cell table:formula="of:=[.B285]/[.A285]" office:value-type="float" office:value="38628.1309904153" calcext:value-type="float">
            <text:p>38628,13099041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0797" calcext:value-type="float">
            <text:p>1390797</text:p>
          </table:table-cell>
          <table:table-cell table:formula="of:=[.B286]/[.A286]" office:value-type="float" office:value="33114.2142857143" calcext:value-type="float">
            <text:p>33114,21428571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98557" calcext:value-type="float">
            <text:p>1398557</text:p>
          </table:table-cell>
          <table:table-cell table:formula="of:=[.B287]/[.A287]" office:value-type="float" office:value="33298.9761904762" calcext:value-type="float">
            <text:p>33298,9761904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0035" calcext:value-type="float">
            <text:p>1330035</text:p>
          </table:table-cell>
          <table:table-cell table:formula="of:=[.B288]/[.A288]" office:value-type="float" office:value="31667.5" calcext:value-type="float">
            <text:p>31667,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875280" calcext:value-type="float">
            <text:p>9875280</text:p>
          </table:table-cell>
          <table:table-cell table:formula="of:=[.B289]/[.A289]" office:value-type="float" office:value="57750.1754385965" calcext:value-type="float">
            <text:p>57750,17543859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01751" calcext:value-type="float">
            <text:p>9701751</text:p>
          </table:table-cell>
          <table:table-cell table:formula="of:=[.B290]/[.A290]" office:value-type="float" office:value="57069.1235294118" calcext:value-type="float">
            <text:p>57069,1235294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914251" calcext:value-type="float">
            <text:p>8914251</text:p>
          </table:table-cell>
          <table:table-cell table:formula="of:=[.B291]/[.A291]" office:value-type="float" office:value="59034.7748344371" calcext:value-type="float">
            <text:p>59034,77483443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5536" calcext:value-type="float">
            <text:p>4805536</text:p>
          </table:table-cell>
          <table:table-cell table:formula="of:=[.B292]/[.A292]" office:value-type="float" office:value="36131.8496240602" calcext:value-type="float">
            <text:p>36131,84962406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10039" calcext:value-type="float">
            <text:p>3910039</text:p>
          </table:table-cell>
          <table:table-cell table:formula="of:=[.B293]/[.A293]" office:value-type="float" office:value="37238.4666666667" calcext:value-type="float">
            <text:p>37238,466666666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5035243" calcext:value-type="float">
            <text:p>75035243</text:p>
          </table:table-cell>
          <table:table-cell table:formula="of:=[.B294]/[.A294]" office:value-type="float" office:value="89862.5664670659" calcext:value-type="float">
            <text:p>89862,566467065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4711755" calcext:value-type="float">
            <text:p>54711755</text:p>
          </table:table-cell>
          <table:table-cell table:formula="of:=[.B295]/[.A295]" office:value-type="float" office:value="46642.5873827792" calcext:value-type="float">
            <text:p>46642,5873827792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32223313" calcext:value-type="float">
            <text:p>132223313</text:p>
          </table:table-cell>
          <table:table-cell table:formula="of:=[.B296]/[.A296]" office:value-type="float" office:value="41988.9847570657" calcext:value-type="float">
            <text:p>41988,9847570657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155192195" calcext:value-type="float">
            <text:p>155192195</text:p>
          </table:table-cell>
          <table:table-cell table:formula="of:=[.B297]/[.A297]" office:value-type="float" office:value="42623.5086514694" calcext:value-type="float">
            <text:p>42623,508651469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6245872" calcext:value-type="float">
            <text:p>36245872</text:p>
          </table:table-cell>
          <table:table-cell table:formula="of:=[.B298]/[.A298]" office:value-type="float" office:value="45477.8820577164" calcext:value-type="float">
            <text:p>45477,8820577164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17041440" calcext:value-type="float">
            <text:p>117041440</text:p>
          </table:table-cell>
          <table:table-cell table:formula="of:=[.B299]/[.A299]" office:value-type="float" office:value="41622.13371266" calcext:value-type="float">
            <text:p>41622,13371266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604360386" calcext:value-type="float">
            <text:p>604360386</text:p>
          </table:table-cell>
          <table:table-cell table:formula="of:=[.B300]/[.A300]" office:value-type="float" office:value="64769.0907726932" calcext:value-type="float">
            <text:p>64769,090772693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97780549" calcext:value-type="float">
            <text:p>97780549</text:p>
          </table:table-cell>
          <table:table-cell table:formula="of:=[.B301]/[.A301]" office:value-type="float" office:value="66246.9844173442" calcext:value-type="float">
            <text:p>66246,98441734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45940" calcext:value-type="float">
            <text:p>7045940</text:p>
          </table:table-cell>
          <table:table-cell table:formula="of:=[.B302]/[.A302]" office:value-type="float" office:value="42445.421686747" calcext:value-type="float">
            <text:p>42445,42168674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6392806" calcext:value-type="float">
            <text:p>46392806</text:p>
          </table:table-cell>
          <table:table-cell table:formula="of:=[.B303]/[.A303]" office:value-type="float" office:value="27386.5442739079" calcext:value-type="float">
            <text:p>27386,544273907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134324" calcext:value-type="float">
            <text:p>24134324</text:p>
          </table:table-cell>
          <table:table-cell table:formula="of:=[.B304]/[.A304]" office:value-type="float" office:value="26726.8261351052" calcext:value-type="float">
            <text:p>26726,826135105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99599101" calcext:value-type="float">
            <text:p>99599101</text:p>
          </table:table-cell>
          <table:table-cell table:formula="of:=[.B305]/[.A305]" office:value-type="float" office:value="26588.1209289909" calcext:value-type="float">
            <text:p>26588,120928990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9268643" calcext:value-type="float">
            <text:p>69268643</text:p>
          </table:table-cell>
          <table:table-cell table:formula="of:=[.B306]/[.A306]" office:value-type="float" office:value="25234.4783242259" calcext:value-type="float">
            <text:p>25234,47832422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164021" calcext:value-type="float">
            <text:p>7164021</text:p>
          </table:table-cell>
          <table:table-cell table:formula="of:=[.B307]/[.A307]" office:value-type="float" office:value="22599.4353312303" calcext:value-type="float">
            <text:p>22599,4353312303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344148778" calcext:value-type="float">
            <text:p>344148778</text:p>
          </table:table-cell>
          <table:table-cell table:formula="of:=[.B308]/[.A308]" office:value-type="float" office:value="47991.7414586529" calcext:value-type="float">
            <text:p>47991,7414586529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7683645" calcext:value-type="float">
            <text:p>77683645</text:p>
          </table:table-cell>
          <table:table-cell table:formula="of:=[.B309]/[.A309]" office:value-type="float" office:value="32764.0847743568" calcext:value-type="float">
            <text:p>32764,084774356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04157354" calcext:value-type="float">
            <text:p>104157354</text:p>
          </table:table-cell>
          <table:table-cell table:formula="of:=[.B310]/[.A310]" office:value-type="float" office:value="42986.9393314073" calcext:value-type="float">
            <text:p>42986,9393314073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84555168" calcext:value-type="float">
            <text:p>84555168</text:p>
          </table:table-cell>
          <table:table-cell table:formula="of:=[.B311]/[.A311]" office:value-type="float" office:value="38911.720202485" calcext:value-type="float">
            <text:p>38911,7202024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609770" calcext:value-type="float">
            <text:p>18609770</text:p>
          </table:table-cell>
          <table:table-cell table:formula="of:=[.B312]/[.A312]" office:value-type="float" office:value="42103.5520361991" calcext:value-type="float">
            <text:p>42103,55203619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107069" calcext:value-type="float">
            <text:p>24107069</text:p>
          </table:table-cell>
          <table:table-cell table:formula="of:=[.B313]/[.A313]" office:value-type="float" office:value="31389.4127604167" calcext:value-type="float">
            <text:p>31389,4127604167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373321197" calcext:value-type="float">
            <text:p>373321197</text:p>
          </table:table-cell>
          <table:table-cell table:formula="of:=[.B314]/[.A314]" office:value-type="float" office:value="48825.6862411719" calcext:value-type="float">
            <text:p>48825,686241171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0477486" calcext:value-type="float">
            <text:p>30477486</text:p>
          </table:table-cell>
          <table:table-cell table:formula="of:=[.B315]/[.A315]" office:value-type="float" office:value="38627.9923954373" calcext:value-type="float">
            <text:p>38627,99239543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144678" calcext:value-type="float">
            <text:p>14144678</text:p>
          </table:table-cell>
          <table:table-cell table:formula="of:=[.B316]/[.A316]" office:value-type="float" office:value="30616.1861471861" calcext:value-type="float">
            <text:p>30616,186147186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7698893" calcext:value-type="float">
            <text:p>37698893</text:p>
          </table:table-cell>
          <table:table-cell table:formula="of:=[.B317]/[.A317]" office:value-type="float" office:value="28196.6290201945" calcext:value-type="float">
            <text:p>28196,62902019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364453" calcext:value-type="float">
            <text:p>7364453</text:p>
          </table:table-cell>
          <table:table-cell table:formula="of:=[.B318]/[.A318]" office:value-type="float" office:value="24225.1743421053" calcext:value-type="float">
            <text:p>24225,17434210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61180" calcext:value-type="float">
            <text:p>3261180</text:p>
          </table:table-cell>
          <table:table-cell table:formula="of:=[.B319]/[.A319]" office:value-type="float" office:value="23128.9361702128" calcext:value-type="float">
            <text:p>23128,93617021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394924" calcext:value-type="float">
            <text:p>13394924</text:p>
          </table:table-cell>
          <table:table-cell table:formula="of:=[.B320]/[.A320]" office:value-type="float" office:value="27675.4628099174" calcext:value-type="float">
            <text:p>27675,462809917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70010329" calcext:value-type="float">
            <text:p>70010329</text:p>
          </table:table-cell>
          <table:table-cell table:formula="of:=[.B321]/[.A321]" office:value-type="float" office:value="28834.5671334432" calcext:value-type="float">
            <text:p>28834,5671334432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165094177" calcext:value-type="float">
            <text:p>165094177</text:p>
          </table:table-cell>
          <table:table-cell table:formula="of:=[.B322]/[.A322]" office:value-type="float" office:value="31754.9869205616" calcext:value-type="float">
            <text:p>31754,98692056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9127917" calcext:value-type="float">
            <text:p>29127917</text:p>
          </table:table-cell>
          <table:table-cell table:formula="of:=[.B323]/[.A323]" office:value-type="float" office:value="27873.604784689" calcext:value-type="float">
            <text:p>27873,60478468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3432040" calcext:value-type="float">
            <text:p>43432040</text:p>
          </table:table-cell>
          <table:table-cell table:formula="of:=[.B324]/[.A324]" office:value-type="float" office:value="41721.4601344861" calcext:value-type="float">
            <text:p>41721,460134486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84237363" calcext:value-type="float">
            <text:p>84237363</text:p>
          </table:table-cell>
          <table:table-cell table:formula="of:=[.B325]/[.A325]" office:value-type="float" office:value="40674.7286335104" calcext:value-type="float">
            <text:p>40674,7286335104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388239232" calcext:value-type="float">
            <text:p>388239232</text:p>
          </table:table-cell>
          <table:table-cell table:formula="of:=[.B326]/[.A326]" office:value-type="float" office:value="90794.9560336763" calcext:value-type="float">
            <text:p>90794,95603367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1282" calcext:value-type="float">
            <text:p>2021282</text:p>
          </table:table-cell>
          <table:table-cell table:formula="of:=[.B327]/[.A327]" office:value-type="float" office:value="91876.4545454545" calcext:value-type="float">
            <text:p>91876,45454545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440392" calcext:value-type="float">
            <text:p>6440392</text:p>
          </table:table-cell>
          <table:table-cell table:formula="of:=[.B328]/[.A328]" office:value-type="float" office:value="39032.6787878788" calcext:value-type="float">
            <text:p>39032,678787878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43513" calcext:value-type="float">
            <text:p>7043513</text:p>
          </table:table-cell>
          <table:table-cell table:formula="of:=[.B329]/[.A329]" office:value-type="float" office:value="33863.0432692308" calcext:value-type="float">
            <text:p>33863,04326923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341450" calcext:value-type="float">
            <text:p>15341450</text:p>
          </table:table-cell>
          <table:table-cell table:formula="of:=[.B330]/[.A330]" office:value-type="float" office:value="27692.1480144404" calcext:value-type="float">
            <text:p>27692,14801444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39375" calcext:value-type="float">
            <text:p>6539375</text:p>
          </table:table-cell>
          <table:table-cell table:formula="of:=[.B331]/[.A331]" office:value-type="float" office:value="37155.5397727273" calcext:value-type="float">
            <text:p>37155,53977272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43218" calcext:value-type="float">
            <text:p>6343218</text:p>
          </table:table-cell>
          <table:table-cell table:formula="of:=[.B332]/[.A332]" office:value-type="float" office:value="35636.0561797753" calcext:value-type="float">
            <text:p>35636,0561797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6019001" calcext:value-type="float">
            <text:p>16019001</text:p>
          </table:table-cell>
          <table:table-cell table:formula="of:=[.B333]/[.A333]" office:value-type="float" office:value="38975.6715328467" calcext:value-type="float">
            <text:p>38975,67153284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013955" calcext:value-type="float">
            <text:p>18013955</text:p>
          </table:table-cell>
          <table:table-cell table:formula="of:=[.B334]/[.A334]" office:value-type="float" office:value="38656.5557939914" calcext:value-type="float">
            <text:p>38656,55579399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731699" calcext:value-type="float">
            <text:p>10731699</text:p>
          </table:table-cell>
          <table:table-cell table:formula="of:=[.B335]/[.A335]" office:value-type="float" office:value="27874.5428571429" calcext:value-type="float">
            <text:p>27874,54285714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133847" calcext:value-type="float">
            <text:p>12133847</text:p>
          </table:table-cell>
          <table:table-cell table:formula="of:=[.B336]/[.A336]" office:value-type="float" office:value="28350.1098130841" calcext:value-type="float">
            <text:p>28350,1098130841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79740906" calcext:value-type="float">
            <text:p>179740906</text:p>
          </table:table-cell>
          <table:table-cell table:formula="of:=[.B337]/[.A337]" office:value-type="float" office:value="46504.762225097" calcext:value-type="float">
            <text:p>46504,762225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21584" calcext:value-type="float">
            <text:p>3621584</text:p>
          </table:table-cell>
          <table:table-cell table:formula="of:=[.B338]/[.A338]" office:value-type="float" office:value="47033.5584415584" calcext:value-type="float">
            <text:p>47033,55844155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65134" calcext:value-type="float">
            <text:p>6865134</text:p>
          </table:table-cell>
          <table:table-cell table:formula="of:=[.B339]/[.A339]" office:value-type="float" office:value="54921.072" calcext:value-type="float">
            <text:p>54921,0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94727" calcext:value-type="float">
            <text:p>5994727</text:p>
          </table:table-cell>
          <table:table-cell table:formula="of:=[.B340]/[.A340]" office:value-type="float" office:value="46113.2846153846" calcext:value-type="float">
            <text:p>46113,28461538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508314" calcext:value-type="float">
            <text:p>7508314</text:p>
          </table:table-cell>
          <table:table-cell table:formula="of:=[.B341]/[.A341]" office:value-type="float" office:value="39105.8020833333" calcext:value-type="float">
            <text:p>39105,80208333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960651" calcext:value-type="float">
            <text:p>14960651</text:p>
          </table:table-cell>
          <table:table-cell table:formula="of:=[.B342]/[.A342]" office:value-type="float" office:value="43490.2645348837" calcext:value-type="float">
            <text:p>43490,2645348837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290913015" calcext:value-type="float">
            <text:p>290913015</text:p>
          </table:table-cell>
          <table:table-cell table:formula="of:=[.B343]/[.A343]" office:value-type="float" office:value="77226.7095832227" calcext:value-type="float">
            <text:p>77226,70958322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79233" calcext:value-type="float">
            <text:p>12479233</text:p>
          </table:table-cell>
          <table:table-cell table:formula="of:=[.B344]/[.A344]" office:value-type="float" office:value="25998.4020833333" calcext:value-type="float">
            <text:p>25998,4020833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79768" calcext:value-type="float">
            <text:p>2879768</text:p>
          </table:table-cell>
          <table:table-cell table:formula="of:=[.B345]/[.A345]" office:value-type="float" office:value="18111.748427673" calcext:value-type="float">
            <text:p>18111,7484276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437982" calcext:value-type="float">
            <text:p>13437982</text:p>
          </table:table-cell>
          <table:table-cell table:formula="of:=[.B346]/[.A346]" office:value-type="float" office:value="28775.1220556745" calcext:value-type="float">
            <text:p>28775,122055674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8019906" calcext:value-type="float">
            <text:p>48019906</text:p>
          </table:table-cell>
          <table:table-cell table:formula="of:=[.B347]/[.A347]" office:value-type="float" office:value="47078.3392156863" calcext:value-type="float">
            <text:p>47078,339215686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50975683" calcext:value-type="float">
            <text:p>50975683</text:p>
          </table:table-cell>
          <table:table-cell table:formula="of:=[.B348]/[.A348]" office:value-type="float" office:value="34583.2313432836" calcext:value-type="float">
            <text:p>34583,2313432836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float" office:value="1337002785" calcext:value-type="float">
            <text:p>1337002785</text:p>
          </table:table-cell>
          <table:table-cell table:formula="of:=[.B349]/[.A349]" office:value-type="float" office:value="119738.741268135" calcext:value-type="float">
            <text:p>119738,7412681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911422" calcext:value-type="float">
            <text:p>12911422</text:p>
          </table:table-cell>
          <table:table-cell table:formula="of:=[.B350]/[.A350]" office:value-type="float" office:value="78251.0424242424" calcext:value-type="float">
            <text:p>78251,04242424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58580" calcext:value-type="float">
            <text:p>4958580</text:p>
          </table:table-cell>
          <table:table-cell table:formula="of:=[.B351]/[.A351]" office:value-type="float" office:value="30991.125" calcext:value-type="float">
            <text:p>30991,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68617" calcext:value-type="float">
            <text:p>4768617</text:p>
          </table:table-cell>
          <table:table-cell table:formula="of:=[.B352]/[.A352]" office:value-type="float" office:value="30373.3566878981" calcext:value-type="float">
            <text:p>30373,35668789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195864" calcext:value-type="float">
            <text:p>10195864</text:p>
          </table:table-cell>
          <table:table-cell table:formula="of:=[.B353]/[.A353]" office:value-type="float" office:value="30990.4680851064" calcext:value-type="float">
            <text:p>30990,468085106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851980" calcext:value-type="float">
            <text:p>10851980</text:p>
          </table:table-cell>
          <table:table-cell table:formula="of:=[.B354]/[.A354]" office:value-type="float" office:value="25594.2924528302" calcext:value-type="float">
            <text:p>25594,29245283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43280" calcext:value-type="float">
            <text:p>5143280</text:p>
          </table:table-cell>
          <table:table-cell table:formula="of:=[.B355]/[.A355]" office:value-type="float" office:value="35966.993006993" calcext:value-type="float">
            <text:p>35966,99300699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987552" calcext:value-type="float">
            <text:p>11987552</text:p>
          </table:table-cell>
          <table:table-cell table:formula="of:=[.B356]/[.A356]" office:value-type="float" office:value="34847.5348837209" calcext:value-type="float">
            <text:p>34847,53488372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66204" calcext:value-type="float">
            <text:p>8466204</text:p>
          </table:table-cell>
          <table:table-cell table:formula="of:=[.B357]/[.A357]" office:value-type="float" office:value="26049.8584615385" calcext:value-type="float">
            <text:p>26049,85846153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525612" calcext:value-type="float">
            <text:p>8525612</text:p>
          </table:table-cell>
          <table:table-cell table:formula="of:=[.B358]/[.A358]" office:value-type="float" office:value="26232.6523076923" calcext:value-type="float">
            <text:p>26232,65230769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735393" calcext:value-type="float">
            <text:p>8735393</text:p>
          </table:table-cell>
          <table:table-cell table:formula="of:=[.B359]/[.A359]" office:value-type="float" office:value="26961.0895061728" calcext:value-type="float">
            <text:p>26961,0895061728</text:p>
          </table:table-cell>
        </table:table-row>
        <table:table-row table:style-name="ro1">
          <table:table-cell table:number-columns-repeated="2"/>
          <table:table-cell table:formula="of:=AVERAGE([.C2:.C359])" office:value-type="float" office:value="47675.7387284797" calcext:value-type="float">
            <text:p>47675,7387284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32:19.744504714</meta:creation-date>
    <dc:date>2017-04-15T09:35:34.758900361</dc:date>
    <meta:editing-duration>PT3M14S</meta:editing-duration>
    <meta:editing-cycles>3</meta:editing-cycles>
    <meta:generator>LibreOffice/5.2.2.2$Linux_X86_64 LibreOffice_project/20m0$Build-2</meta:generator>
    <meta:document-statistic meta:table-count="1" meta:cell-count="1078" meta:object-count="0"/>
  </office:meta>
</office:document-meta>
</file>